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ed07c"/>
    </style:style>
    <style:style style:name="T2" style:family="text">
      <style:text-properties officeooo:rsid="00100044"/>
    </style:style>
    <style:style style:name="T3" style:family="text">
      <style:text-properties officeooo:rsid="001246b1"/>
    </style:style>
    <style:style style:name="T4" style:family="text">
      <style:text-properties style:font-name="Liberation Mono" fo:font-size="10pt" officeooo:rsid="001246b1" style:font-name-asian="Noto Sans Mono CJK SC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 text:name="yui_3_17_2_1_1665077056479_26"/>Decir si las siguientes reglas son verdaderas o falsas:</text:p>
      <text:p text:style-name="Preformatted_20_Text">a.Los nombres de los elementos y de sus atributos pueden contener espacios. (V/F) <text:span text:style-name="T4">F</text:span></text:p>
      <text:p text:style-name="Preformatted_20_Text">b.Los valores de los atributos están entre comillas. <text:span text:style-name="T1">V</text:span></text:p>
      <text:p text:style-name="P1">c.Las etiquetas de cierre coinciden con las de apertura <text:s/>(es indiferente si están en mayúsculas o minúsculas) (V/F) <text:span text:style-name="T2">F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9:24:54.371434153</meta:creation-date>
    <dc:date>2022-10-06T20:42:35.938443745</dc:date>
    <meta:editing-duration>PT6M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51" meta:character-count="309" meta:non-whitespace-character-count="261"/>
  </office:meta>
</office:document-meta>
</file>